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20000033A500CF4FB1EE398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fo:min-height="0.767cm"/>
    </style:style>
    <style:style style:name="gr3" style:family="graphic" style:parent-style-name="objectwithoutfill">
      <style:graphic-properties svg:stroke-width="0.102cm" svg:stroke-color="#ed1c24" draw:marker-start-width="0.509cm" draw:marker-end="Arrow" draw:marker-end-width="0.508cm" draw:fill="none" draw:fill-color="#ef413d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ffff" fo:min-height="0.79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5pt" style:font-size-asian="15pt" style:font-size-complex="15pt"/>
    </style:style>
    <style:style style:name="P3" style:family="paragraph">
      <loext:graphic-properties draw:fill="none" draw:fill-color="#ef413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41cm" svg:height="13.208cm" svg:x="0.943cm" svg:y="3.286cm">
          <draw:image xlink:href="Pictures/10000201000006B20000033A500CF4FB1EE39849.png" xlink:type="simple" xlink:show="embed" xlink:actuate="onLoad">
            <text:p/>
          </draw:image>
        </draw:frame>
        <draw:frame draw:style-name="gr2" draw:text-style-name="P2" draw:layer="layout" svg:width="12.945cm" svg:height="1.017cm" svg:x="13.963cm" svg:y="8.112cm">
          <draw:text-box>
            <text:p><text:span text:style-name="T1">2. </text:span><text:span text:style-name="T1">상대적으로 얇은 부분은 결과가 </text:span><text:span text:style-name="T2">제대로 나오지 않는다</text:span><text:span text:style-name="T2">.</text:span></text:p>
          </draw:text-box>
        </draw:frame>
        <draw:line draw:style-name="gr3" draw:text-style-name="P3" draw:layer="layout" svg:x1="14.081cm" svg:y1="9.128cm" svg:x2="13.827cm" svg:y2="14.081cm">
          <text:p/>
        </draw:line>
        <draw:line draw:style-name="gr3" draw:text-style-name="P3" draw:layer="layout" svg:x1="20.812cm" svg:y1="9.128cm" svg:x2="19.161cm" svg:y2="14.335cm">
          <text:p/>
        </draw:line>
        <draw:line draw:style-name="gr3" draw:text-style-name="P3" draw:layer="layout" svg:x1="13.446cm" svg:y1="4.302cm" svg:x2="11.668cm" svg:y2="4.556cm">
          <text:p/>
        </draw:line>
        <draw:frame draw:style-name="gr2" draw:text-style-name="P2" draw:layer="layout" svg:width="9.525cm" svg:height="1.017cm" svg:x="13.446cm" svg:y="3.921cm">
          <draw:text-box>
            <text:p><text:span text:style-name="T2">1. Blur </text:span><text:span text:style-name="T2">처리한 경계선이 너무 또렷하다</text:span><text:span text:style-name="T2">.</text:span></text:p>
          </draw:text-box>
        </draw:frame>
        <draw:frame draw:style-name="gr4" draw:text-style-name="P2" draw:layer="layout" svg:width="8.128cm" svg:height="1.043cm" svg:x="2.524cm" svg:y="14.689cm">
          <draw:text-box>
            <text:p><text:span text:style-name="T2">3. Mask</text:span><text:span text:style-name="T2">가 배경까지 포함 시킨다</text:span><text:span text:style-name="T2">. </text:span></text:p>
          </draw:text-box>
        </draw:frame>
        <draw:line draw:style-name="gr3" draw:text-style-name="P3" draw:layer="layout" svg:x1="6.969cm" svg:y1="14.716cm" svg:x2="6.207cm" svg:y2="13.1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9-17T14:47:45.986758131</dc:date>
    <meta:editing-duration>PT18M48S</meta:editing-duration>
    <meta:editing-cycles>2</meta:editing-cycles>
    <meta:generator>LibreOffice/6.0.7.3$Linux_X86_64 LibreOffice_project/00m0$Build-3</meta:generator>
    <meta:document-statistic meta:object-count="8"/>
  </office:meta>
</office:document-meta>
</file>